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4.964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T1" style:family="text">
      <style:text-properties fo:color="#0000ff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Carnet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AdHonorem</text:p>
          </table:table-cell>
          <table:table-cell office:value-type="string" calcext:value-type="string">
            <text:p>Saldo de Horas</text:p>
          </table:table-cell>
          <table:table-cell table:style-name="ce1" office:value-type="string" calcext:value-type="string">
            <text:p>e-mail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LUGA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614944" calcext:value-type="float">
            <text:p>200614944</text:p>
          </table:table-cell>
          <table:table-cell office:value-type="string" calcext:value-type="string">
            <text:p>Alan Santiago Ruyan Borrayo</text:p>
          </table:table-cell>
          <table:table-cell office:value-type="string" calcext:value-type="string">
            <text:p>PV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yourblindinglight@gmail.com," xlink:type="simple">yourblindinglight@gmail.com,</text:a></text:span></text:p>
          </table:table-cell>
          <table:table-cell office:value-type="float" office:value="47613889" calcext:value-type="float">
            <text:p>47613889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0212182" calcext:value-type="float">
            <text:p>200212182</text:p>
          </table:table-cell>
          <table:table-cell office:value-type="string" calcext:value-type="string">
            <text:p>Fredick Saul Chavez Gonzalez</text:p>
          </table:table-cell>
          <table:table-cell office:value-type="string" calcext:value-type="string">
            <text:p>PV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redick.chavez@gmail.com,</text:p>
          </table:table-cell>
          <table:table-cell office:value-type="float" office:value="43720656" calcext:value-type="float">
            <text:p>43720656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311934" calcext:value-type="float">
            <text:p>9311934</text:p>
          </table:table-cell>
          <table:table-cell office:value-type="string" calcext:value-type="string">
            <text:p>Joel Estuardo Cabrera Callejas</text:p>
          </table:table-cell>
          <table:table-cell office:value-type="string" calcext:value-type="string">
            <text:p>PV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jcabrera74@gmail.com," xlink:type="simple">jcabrera74@gmail.com,</text:a></text:span></text:p>
          </table:table-cell>
          <table:table-cell office:value-type="float" office:value="54179293" calcext:value-type="float">
            <text:p>54179293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815519" calcext:value-type="float">
            <text:p>200815519</text:p>
          </table:table-cell>
          <table:table-cell office:value-type="string" calcext:value-type="string">
            <text:p>Enio Fabricio Torres Noguera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fabrizio.rma7@gmail.com," xlink:type="simple">fabrizio.rma7@gmail.com,</text:a></text:span></text:p>
          </table:table-cell>
          <table:table-cell office:value-type="float" office:value="56492187" calcext:value-type="float">
            <text:p>56492187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0615109" calcext:value-type="float">
            <text:p>200615109</text:p>
          </table:table-cell>
          <table:table-cell office:value-type="string" calcext:value-type="string">
            <text:p>Jacqueline Hernandez Galindo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alitas0205@gmail.com," xlink:type="simple">alitas0205@gmail.com,</text:a></text:span></text:p>
          </table:table-cell>
          <table:table-cell office:value-type="float" office:value="59390812" calcext:value-type="float">
            <text:p>59390812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213280" calcext:value-type="float">
            <text:p>9213280</text:p>
          </table:table-cell>
          <table:table-cell office:value-type="string" calcext:value-type="string">
            <text:p>Luis Saul Blanco Davila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luisdb@gmail.com," xlink:type="simple">luisdb@gmail.com,</text:a></text:span></text:p>
          </table:table-cell>
          <table:table-cell office:value-type="float" office:value="52178220" calcext:value-type="float">
            <text:p>52178220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924901" calcext:value-type="float">
            <text:p>200924901</text:p>
          </table:table-cell>
          <table:table-cell office:value-type="string" calcext:value-type="string">
            <text:p>David Antonio Xocoy Alvarez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davidxocoy@yahoo.com," xlink:type="simple">davidxocoy@yahoo.com,</text:a></text:span></text:p>
          </table:table-cell>
          <table:table-cell office:value-type="float" office:value="55358239" calcext:value-type="float">
            <text:p>55358239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0819029" calcext:value-type="float">
            <text:p>200819029</text:p>
          </table:table-cell>
          <table:table-cell office:value-type="string" calcext:value-type="string">
            <text:p>Oscar Arevalo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zeta.thuban@gmail.com," xlink:type="simple">zeta.thuban@gmail.com,</text:a></text:span></text:p>
          </table:table-cell>
          <table:table-cell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914937" calcext:value-type="float">
            <text:p>200914937</text:p>
          </table:table-cell>
          <table:table-cell office:value-type="string" calcext:value-type="string">
            <text:p>Raul Antonio Giron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raga1306@gmail.com," xlink:type="simple">raga1306@gmail.com,</text:a></text:span></text:p>
          </table:table-cell>
          <table:table-cell office:value-type="float" office:value="42199827" calcext:value-type="float">
            <text:p>42199827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0815403" calcext:value-type="float">
            <text:p>200815403</text:p>
          </table:table-cell>
          <table:table-cell office:value-type="string" calcext:value-type="string">
            <text:p>Diego Alberto Salan Calderon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diegosalan7@gmail.com," xlink:type="simple">diegosalan7@gmail.com,</text:a></text:span></text:p>
          </table:table-cell>
          <table:table-cell office:value-type="float" office:value="57365413" calcext:value-type="float">
            <text:p>57365413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0511937" calcext:value-type="float">
            <text:p>200511937</text:p>
          </table:table-cell>
          <table:table-cell office:value-type="string" calcext:value-type="string">
            <text:p>Fernando Lopez</text:p>
          </table:table-cell>
          <table:table-cell office:value-type="string" calcext:value-type="string">
            <text:p>PV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fernandolopez29@gmail.com" xlink:type="simple">fernandolopez29@gmail.com</text:a></text:span></text:p>
          </table:table-cell>
          <table:table-cell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0815460" calcext:value-type="float">
            <text:p>200815460</text:p>
          </table:table-cell>
          <table:table-cell office:value-type="string" calcext:value-type="string">
            <text:p>David Estuardo Veliz</text:p>
          </table:table-cell>
          <table:table-cell office:value-type="string" calcext:value-type="string">
            <text:p>PV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estuardo.vr@gmail.com," xlink:type="simple">estuardo.vr@gmail.com,</text:a></text:span></text:p>
          </table:table-cell>
          <table:table-cell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0815170" calcext:value-type="float">
            <text:p>200815170</text:p>
          </table:table-cell>
          <table:table-cell office:value-type="string" calcext:value-type="string">
            <text:p>Erick Dominguez</text:p>
          </table:table-cell>
          <table:table-cell office:value-type="string" calcext:value-type="string">
            <text:p>PV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erick.ecys@gmail.com," xlink:type="simple">erick.ecys@gmail.com,</text:a></text:span></text:p>
          </table:table-cell>
          <table:table-cell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818950" calcext:value-type="float">
            <text:p>200818950</text:p>
          </table:table-cell>
          <table:table-cell office:value-type="string" calcext:value-type="string">
            <text:p>Cristian Gustavo Oxlaj Mejia</text:p>
          </table:table-cell>
          <table:table-cell office:value-type="string" calcext:value-type="string">
            <text:p>PV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tavo.oxlaj@gmail.com," xlink:type="simple">tavo.oxlaj@gmail.com,</text:a></text:span></text:p>
          </table:table-cell>
          <table:table-cell/>
          <table:table-cell office:value-type="string" calcext:value-type="string">
            <text:p>COECY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213280" calcext:value-type="float">
            <text:p>9213280</text:p>
          </table:table-cell>
          <table:table-cell office:value-type="string" calcext:value-type="string">
            <text:p>Luis Saul Blanco Davila</text:p>
          </table:table-cell>
          <table:table-cell office:value-type="string" calcext:value-type="string">
            <text:p>PV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luisbd@gmail.com," xlink:type="simple">luisbd@gmail.com,</text:a></text:span></text:p>
          </table:table-cell>
          <table:table-cell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0611226" calcext:value-type="float">
            <text:p>200611226</text:p>
          </table:table-cell>
          <table:table-cell office:value-type="string" calcext:value-type="string">
            <text:p>Gerardo Pineda</text:p>
          </table:table-cell>
          <table:table-cell office:value-type="string" calcext:value-type="string">
            <text:p>PV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jsk8gerardo@gmail.com," xlink:type="simple">jsk8gerardo@gmail.com,</text:a></text:span></text:p>
          </table:table-cell>
          <table:table-cell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0914994" calcext:value-type="float">
            <text:p>200914994</text:p>
          </table:table-cell>
          <table:table-cell office:value-type="string" calcext:value-type="string">
            <text:p>Fernando Jose Archila</text:p>
          </table:table-cell>
          <table:table-cell office:value-type="string" calcext:value-type="string">
            <text:p>PV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archila.fernando20@gmail.com," xlink:type="simple">archila.fernando20@gmail.com,</text:a></text:span></text:p>
          </table:table-cell>
          <table:table-cell/>
          <table:table-cell office:value-type="string" calcext:value-type="string">
            <text:p>COECY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0512092" calcext:value-type="float">
            <text:p>200512092</text:p>
          </table:table-cell>
          <table:table-cell office:value-type="string" calcext:value-type="string">
            <text:p>Alex Javier Carrillo Rodríguez</text:p>
          </table:table-cell>
          <table:table-cell office:value-type="string" calcext:value-type="string">
            <text:p>PV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alex.jcr@gmail.com," xlink:type="simple">alex.jcr@gmail.com,</text:a></text:span></text:p>
          </table:table-cell>
          <table:table-cell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0819119" calcext:value-type="float">
            <text:p>200819119</text:p>
          </table:table-cell>
          <table:table-cell office:value-type="string" calcext:value-type="string">
            <text:p>Jose Miguel Villatoro</text:p>
          </table:table-cell>
          <table:table-cell office:value-type="string" calcext:value-type="string">
            <text:p>PV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sk8.miguel.villatoro@gmail.com," xlink:type="simple">sk8.miguel.villatoro@gmail.com,</text:a></text:span></text:p>
          </table:table-cell>
          <table:table-cell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0819197" calcext:value-type="float">
            <text:p>200819197</text:p>
          </table:table-cell>
          <table:table-cell office:value-type="string" calcext:value-type="string">
            <text:p>Jose Carlos Hernandez Cajas</text:p>
          </table:table-cell>
          <table:table-cell office:value-type="string" calcext:value-type="string">
            <text:p>PV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jocaherca015@gmail.com," xlink:type="simple">jocaherca015@gmail.com,</text:a></text:span></text:p>
          </table:table-cell>
          <table:table-cell office:value-type="float" office:value="59668803" calcext:value-type="float">
            <text:p>59668803</text:p>
          </table:table-cell>
          <table:table-cell office:value-type="string" calcext:value-type="string">
            <text:p>Economica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819312" calcext:value-type="float">
            <text:p>200819312</text:p>
          </table:table-cell>
          <table:table-cell office:value-type="string" calcext:value-type="string">
            <text:p>David Yzaguirre Gonzalez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dvdyzag@gmail.com," xlink:type="simple">dvdyzag@gmail.com,</text:a></text:span></text:p>
          </table:table-cell>
          <table:table-cell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0819222" calcext:value-type="float">
            <text:p>200819222</text:p>
          </table:table-cell>
          <table:table-cell office:value-type="string" calcext:value-type="string">
            <text:p>Orfrant Javier Rivera</text:p>
          </table:table-cell>
          <table:table-cell office:value-type="string" calcext:value-type="string">
            <text:p>PV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Orfrant@gmail.com," xlink:type="simple">Orfrant@gmail.com,</text:a></text:span></text:p>
          </table:table-cell>
          <table:table-cell/>
          <table:table-cell office:value-type="string" calcext:value-type="string">
            <text:p>Escuela Mecanica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0915162" calcext:value-type="float">
            <text:p>200915162</text:p>
          </table:table-cell>
          <table:table-cell office:value-type="string" calcext:value-type="string">
            <text:p>Jose Pablo Godoy Linares</text:p>
          </table:table-cell>
          <table:table-cell office:value-type="string" calcext:value-type="string">
            <text:p>PV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jose92826@hotmail.com," xlink:type="simple">jose92826@hotmail.com,</text:a></text:span></text:p>
          </table:table-cell>
          <table:table-cell/>
          <table:table-cell office:value-type="string" calcext:value-type="string">
            <text:p>IIQB PROYECTO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0611259" calcext:value-type="float">
            <text:p>200611259</text:p>
          </table:table-cell>
          <table:table-cell office:value-type="string" calcext:value-type="string">
            <text:p>Julio Gonzalez Rios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juliorg1987@gmail.com," xlink:type="simple">juliorg1987@gmail.com,</text:a></text:span></text:p>
          </table:table-cell>
          <table:table-cell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0915000" calcext:value-type="float">
            <text:p>200915000</text:p>
          </table:table-cell>
          <table:table-cell office:value-type="string" calcext:value-type="string">
            <text:p>Edgar Manuel Ramos Medina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manueled032@gmail.com," xlink:type="simple">manueled032@gmail.com,</text:a></text:span></text:p>
          </table:table-cell>
          <table:table-cell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00413447" calcext:value-type="float">
            <text:p>200413447</text:p>
          </table:table-cell>
          <table:table-cell office:value-type="string" calcext:value-type="string">
            <text:p>Rogelio Arroyo Castillo</text:p>
          </table:table-cell>
          <table:table-cell office:value-type="string" calcext:value-type="string">
            <text:p>PV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rogearca@gmail.com," xlink:type="simple">rogearca@gmail.com,</text:a></text:span></text:p>
          </table:table-cell>
          <table:table-cell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0714437" calcext:value-type="float">
            <text:p>200714437</text:p>
          </table:table-cell>
          <table:table-cell office:value-type="string" calcext:value-type="string">
            <text:p>Gerson Humberto Estrada G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gersonestrada.giron@gmail.com," xlink:type="simple">gersonestrada.giron@gmail.com,</text:a></text:span></text:p>
          </table:table-cell>
          <table:table-cell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01020381" calcext:value-type="float">
            <text:p>201020381</text:p>
          </table:table-cell>
          <table:table-cell office:value-type="string" calcext:value-type="string">
            <text:p>Marlen Paola Arcas Salguero</text:p>
          </table:table-cell>
          <table:table-cell office:value-type="string" calcext:value-type="string">
            <text:p>PV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marlen_2610@hotmail.com," xlink:type="simple">marlen_2610@hotmail.com,</text:a></text:span></text:p>
          </table:table-cell>
          <table:table-cell/>
          <table:table-cell office:value-type="string" calcext:value-type="string">
            <text:p>RECTORIA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611199" calcext:value-type="float">
            <text:p>200611199</text:p>
          </table:table-cell>
          <table:table-cell office:value-type="string" calcext:value-type="string">
            <text:p>Ana Maythee Moino Arreola</text:p>
          </table:table-cell>
          <table:table-cell office:value-type="string" calcext:value-type="string">
            <text:p>PV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anawin26@gmail.com," xlink:type="simple">anawin26@gmail.com,</text:a></text:span></text:p>
          </table:table-cell>
          <table:table-cell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00915207" calcext:value-type="float">
            <text:p>200915207</text:p>
          </table:table-cell>
          <table:table-cell office:value-type="string" calcext:value-type="string">
            <text:p>Gerson Daniel Xicon Semeya</text:p>
          </table:table-cell>
          <table:table-cell office:value-type="string" calcext:value-type="string">
            <text:p>PV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gersonxicon@gmail.com," xlink:type="simple">gersonxicon@gmail.com,</text:a></text:span></text:p>
          </table:table-cell>
          <table:table-cell/>
          <table:table-cell office:value-type="string" calcext:value-type="string">
            <text:p>RECTORIA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0312415" calcext:value-type="float">
            <text:p>200312415</text:p>
          </table:table-cell>
          <table:table-cell office:value-type="string" calcext:value-type="string">
            <text:p>Javier Hernandez Castellanos</text:p>
          </table:table-cell>
          <table:table-cell office:value-type="string" calcext:value-type="string">
            <text:p>PV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jav007gt@gmail.com," xlink:type="simple">jav007gt@gmail.com,</text:a></text:span></text:p>
          </table:table-cell>
          <table:table-cell/>
          <table:table-cell office:value-type="string" calcext:value-type="string">
            <text:p>ARQUITECTUR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915162" calcext:value-type="float">
            <text:p>200915162</text:p>
          </table:table-cell>
          <table:table-cell office:value-type="string" calcext:value-type="string">
            <text:p>Jose Pablo Godoy Linares</text:p>
          </table:table-cell>
          <table:table-cell office:value-type="string" calcext:value-type="string">
            <text:p>PV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jose92826@hotmail.com</text:p>
          </table:table-cell>
          <table:table-cell/>
          <table:table-cell office:value-type="string" calcext:value-type="string">
            <text:p>proyecto de farmacia (IIQB), 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00412377" calcext:value-type="float">
            <text:p>200412377</text:p>
          </table:table-cell>
          <table:table-cell office:value-type="string" calcext:value-type="string">
            <text:p>Roberto Benjamin Zahabedra Monteque</text:p>
          </table:table-cell>
          <table:table-cell office:value-type="string" calcext:value-type="string">
            <text:p>PV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1"><text:a xlink:href="mailto:robertozahabedra@gmail.com," xlink:type="simple">robertozahabedra@gmail.com,</text:a></text:span></text:p>
          </table:table-cell>
          <table:table-cell/>
          <table:table-cell office:value-type="string" calcext:value-type="string">
            <text:p>Centro de Calculo Ingenieria</text:p>
          </table:table-cell>
          <table:table-cell table:style-name="ce1" office:value-type="string" calcext:value-type="string">
            <text:p>SAE-PA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text>Q</number:text>
      <number:number number:decimal-places="0" number:min-integer-digits="1" number:grouping="true"/>
      <number:text> </number:text>
    </number:number-style>
    <number:number-style style:name="N107">
      <number:text>(Q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Q</number:text>
      <number:number number:decimal-places="2" number:min-integer-digits="1" number:grouping="true"/>
      <number:text> </number:text>
    </number:number-style>
    <number:number-style style:name="N110">
      <number:text>(Q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Q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Q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Q</number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Q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Q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text> Q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:14:52.9143008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23:53:55.829276838</meta:creation-date>
    <dc:date>2014-04-28T00:15:45.499039766</dc:date>
    <meta:editing-duration>PT4M26S</meta:editing-duration>
    <meta:editing-cycles>2</meta:editing-cycles>
    <meta:generator>LibreOffice/4.2.3.3$Linux_x86 LibreOffice_project/420m0$Build-3</meta:generator>
    <meta:document-statistic meta:table-count="1" meta:cell-count="318" meta:object-count="0"/>
  </office:meta>
</office:document-meta>
</file>